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4930000486C000036D5BDA2DA6A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3.346cm"/>
    </style:style>
    <style:style style:name="co4" style:family="table-column">
      <style:table-column-properties fo:break-before="auto" style:column-width="2.89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18.537cm" svg:height="14.034cm" svg:x="3.019cm" svg:y="80.637cm">
            <draw:object draw:notify-on-update-of-ranges="Sheet1.I29:Sheet1.I29 Sheet1.G9:Sheet1.G9 Sheet1.I11:Sheet1.I16 Sheet1.G11:Sheet1.G16 Sheet1.G19:Sheet1.G19 Sheet1.I21:Sheet1.I26 Sheet1.G21:Sheet1.G26 Sheet1.G28:Sheet1.G28 Sheet1.I30:Sheet1.I35 Sheet1.G30:Sheet1.G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9.037cm" svg:height="18.472cm" svg:x="2.888cm" svg:y="95.814cm">
            <draw:object draw:notify-on-update-of-ranges=" Sheet1.G9:Sheet1.G9 Sheet1.H11:Sheet1.H16 Sheet1.G11:Sheet1.G16 Sheet1.G19:Sheet1.G19 Sheet1.H21:Sheet1.H26 Sheet1.G21:Sheet1.G26 Sheet1.G28:Sheet1.G28 Sheet1.H30:Sheet1.H35 Sheet1.G30:Sheet1.G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lgoritmus</text:p>
          </table:table-cell>
          <table:table-cell office:value-type="string">
            <text:p>Data 2^n</text:p>
          </table:table-cell>
          <table:table-cell office:value-type="string">
            <text:p>Vlákna</text:p>
          </table:table-cell>
          <table:table-cell office:value-type="string">
            <text:p>Naměřený čas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2562">
            <text:p>0,00492562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6515">
            <text:p>0,00496515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2794">
            <text:p>0,000002794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25927">
            <text:p>0,525927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3422">
            <text:p>0,534220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7478">
            <text:p>10,747800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8825">
            <text:p>10,882500000</text:p>
          </table:table-cell>
          <table:table-cell table:number-columns-repeated="6"/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14.37">
            <text:p>214,370000000</text:p>
          </table:table-cell>
          <table:table-cell table:number-columns-repeated="2"/>
          <table:table-cell office:value-type="string">
            <text:p>Bitonic sort</text:p>
          </table:table-cell>
          <table:table-cell table:number-columns-repeated="3"/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30.594">
            <text:p>230,59400000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  <table:table-cell/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40.951">
            <text:p>940,9510000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969.52">
            <text:p>969,520000000</text:p>
          </table:table-cell>
          <table:table-cell/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69.52">
            <text:p>969,52000000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11]/[.I12]" office:value-type="float" office:value="39.681409264671">
            <text:p>39,68</text:p>
          </table:table-cell>
          <table:table-cell table:style-name="ce2" office:value-type="float" office:value="24.4326">
            <text:p>24,4326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58053">
            <text:p>0,000158053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11]/[.I13]" office:value-type="float" office:value="59.1758882303753">
            <text:p>59,18</text:p>
          </table:table-cell>
          <table:table-cell table:style-name="ce2" office:value-type="float" office:value="16.3837">
            <text:p>16,3837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60986">
            <text:p>0,000160986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11]/[.I14]" office:value-type="float" office:value="72.4311563345137">
            <text:p>72,43</text:p>
          </table:table-cell>
          <table:table-cell table:style-name="ce2" office:value-type="float" office:value="13.3854">
            <text:p>13,3854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049379">
            <text:p>0,000049379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11]/[.I15]" office:value-type="float" office:value="73.2326703880232">
            <text:p>73,23</text:p>
          </table:table-cell>
          <table:table-cell table:style-name="ce2" office:value-type="float" office:value="13.2389">
            <text:p>13,2389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29879">
            <text:p>0,000429879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11]/[.I16]" office:value-type="float" office:value="61.185439491089">
            <text:p>61,19</text:p>
          </table:table-cell>
          <table:table-cell table:style-name="ce2" office:value-type="float" office:value="15.8456">
            <text:p>15,8456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15743">
            <text:p>0,00315743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057481">
            <text:p>0,000057481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07745">
            <text:p>0,060774500</text:p>
          </table:table-cell>
          <table:table-cell table:number-columns-repeated="2"/>
          <table:table-cell office:value-type="string">
            <text:p>E-O Mergesort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306726">
            <text:p>0,30672600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004854">
            <text:p>0,00004854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5932">
            <text:p>0,00125932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21]/[.I22]" office:value-type="float" office:value="2.11439259462229">
            <text:p>2,11</text:p>
          </table:table-cell>
          <table:table-cell table:style-name="ce2" office:value-type="float" office:value="335.756">
            <text:p>335,756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6317">
            <text:p>0,00126317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21]/[.I23]" office:value-type="float" office:value="2.26946364293158">
            <text:p>2,27</text:p>
          </table:table-cell>
          <table:table-cell table:style-name="ce2" office:value-type="float" office:value="312.814">
            <text:p>312,814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8248">
            <text:p>0,000058248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21]/[.I24]" office:value-type="float" office:value="2.01155499389382">
            <text:p>2,01</text:p>
          </table:table-cell>
          <table:table-cell table:style-name="ce2" office:value-type="float" office:value="352.921">
            <text:p>352,921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3196">
            <text:p>0,00231960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21]/[.I25]" office:value-type="float" office:value="1.71290007359062">
            <text:p>1,71</text:p>
          </table:table-cell>
          <table:table-cell table:style-name="ce2" office:value-type="float" office:value="414.455">
            <text:p>414,455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42394">
            <text:p>0,00242394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21]/[.I26]" office:value-type="float" office:value="1.47805466087315">
            <text:p>1,48</text:p>
          </table:table-cell>
          <table:table-cell table:style-name="ce2" office:value-type="float" office:value="480.307">
            <text:p>480,307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00484">
            <text:p>0,0000484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025">
            <text:p>0,009302500</text:p>
          </table:table-cell>
          <table:table-cell table:number-columns-repeated="2"/>
          <table:table-cell office:value-type="string">
            <text:p>Shearsort</text:p>
          </table:table-cell>
          <table:table-cell table:number-columns-repeated="3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1332">
            <text:p>0,00931332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20569">
            <text:p>0,0120569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37.559">
            <text:p>37,559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57677">
            <text:p>0,01576770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30]/[.I31]" office:value-type="float" office:value="0.0342192055393586">
            <text:p>0,03</text:p>
          </table:table-cell>
          <table:table-cell table:style-name="ce2" office:value-type="float" office:value="1097.6">
            <text:p>1097,600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03057">
            <text:p>0,10305700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30]/[.I32]" office:value-type="float" office:value="0.0682807730694624">
            <text:p>0,07</text:p>
          </table:table-cell>
          <table:table-cell table:style-name="ce2" office:value-type="float" office:value="550.067">
            <text:p>550,067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539144">
            <text:p>0,539144000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30]/[.I33]" office:value-type="float" office:value="0.136177572160444">
            <text:p>0,14</text:p>
          </table:table-cell>
          <table:table-cell table:style-name="ce2" office:value-type="float" office:value="275.809">
            <text:p>275,809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29984">
            <text:p>0,00629984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30]/[.I34]" office:value-type="float" office:value="0.190785563711173">
            <text:p>0,19</text:p>
          </table:table-cell>
          <table:table-cell table:style-name="ce2" office:value-type="float" office:value="196.865">
            <text:p>196,865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58277">
            <text:p>0,00658277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30]/[.I35]" office:value-type="float" office:value="0.197824712946382">
            <text:p>0,2</text:p>
          </table:table-cell>
          <table:table-cell table:style-name="ce2" office:value-type="float" office:value="189.86">
            <text:p>189,860000000</text:p>
          </table:table-cell>
          <table:table-cell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10875">
            <text:p>0,00710875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65932">
            <text:p>0,00765932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643">
            <text:p>0,199643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883">
            <text:p>0,199883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2328">
            <text:p>0,122328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6552">
            <text:p>0,126552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151418">
            <text:p>0,151418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28897">
            <text:p>0,28897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0444">
            <text:p>0,100444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7197">
            <text:p>0,107197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64973">
            <text:p>0,0964973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85062">
            <text:p>0,0985062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4.92848">
            <text:p>4,9284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.10093">
            <text:p>5,10093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39588">
            <text:p>3,3958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72087">
            <text:p>3,72087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2.75372">
            <text:p>2,75372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3.02936">
            <text:p>3,02936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0858">
            <text:p>2,7085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1377">
            <text:p>2,71377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5285">
            <text:p>2,85285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6178">
            <text:p>2,86178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326">
            <text:p>24,4326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514">
            <text:p>24,4514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3837">
            <text:p>16,3837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4361">
            <text:p>16,4361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3.3854">
            <text:p>13,3854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4.4923">
            <text:p>14,4923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2.9123">
            <text:p>12,9123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3.2389">
            <text:p>13,2389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3.2223">
            <text:p>13,222300000</text:p>
          </table:table-cell>
          <table:table-cell table:number-columns-repeated="6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5.8456">
            <text:p>15,8456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586">
            <text:p>0,000634586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586">
            <text:p>0,000634586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735">
            <text:p>0,000634735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735">
            <text:p>0,00063473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5005">
            <text:p>0,000635005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5005">
            <text:p>0,000635005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676">
            <text:p>0,000001676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676">
            <text:p>0,000001676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3688">
            <text:p>0,000403688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86759">
            <text:p>0,0986759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718">
            <text:p>0,00040718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9481">
            <text:p>0,099481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9555">
            <text:p>0,000409555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100037">
            <text:p>0,100037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653109">
            <text:p>0,00653109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3.56934">
            <text:p>3,56934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8275">
            <text:p>0,00048275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18.748">
            <text:p>118,748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237771">
            <text:p>0,00237771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20.404">
            <text:p>120,404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563243">
            <text:p>0,00563243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30.86">
            <text:p>130,860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739266">
            <text:p>0,00739266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602515">
            <text:p>0,006025150</text:p>
          </table:table-cell>
          <table:table-cell table:number-columns-repeated="2"/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35.275">
            <text:p>735,275000000</text:p>
          </table:table-cell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52886">
            <text:p>0,0552886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74241">
            <text:p>0,0674241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129319">
            <text:p>0,129319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25326">
            <text:p>0,000825326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1332">
            <text:p>0,000831332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2799">
            <text:p>0,000832799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9435">
            <text:p>0,000059435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436">
            <text:p>0,00120436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687">
            <text:p>0,00120687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49449">
            <text:p>0,0049449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86759">
            <text:p>0,0986759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9481">
            <text:p>0,099481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100037">
            <text:p>0,100037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16943">
            <text:p>0,0516943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49735">
            <text:p>0,0549735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50966">
            <text:p>0,0550966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526495">
            <text:p>0,0526495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0965459">
            <text:p>0,0965459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35529">
            <text:p>0,135529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32542">
            <text:p>0,0632542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59058">
            <text:p>0,0659058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63258">
            <text:p>0,0663258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13888">
            <text:p>0,0713888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3363">
            <text:p>0,073363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4487">
            <text:p>0,074487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3.56934">
            <text:p>3,56934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6475">
            <text:p>1,56475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8488">
            <text:p>1,58488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9576">
            <text:p>1,59576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163">
            <text:p>1,43163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339">
            <text:p>1,43339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4599">
            <text:p>1,44599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512">
            <text:p>1,6512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9326">
            <text:p>1,69326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79102">
            <text:p>1,79102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1.84868">
            <text:p>1,84868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08987">
            <text:p>2,08987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13128">
            <text:p>2,13128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18.748">
            <text:p>118,748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20.404">
            <text:p>120,404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30.86">
            <text:p>130,860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361">
            <text:p>59,361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136">
            <text:p>59,4136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427">
            <text:p>59,4427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6.9329">
            <text:p>56,9329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1677">
            <text:p>57,1677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2618">
            <text:p>57,2618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1532">
            <text:p>66,1532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253">
            <text:p>66,253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7.2765">
            <text:p>67,2765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78.2516">
            <text:p>78,2516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0367">
            <text:p>86,0367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3955">
            <text:p>86,3955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35.275">
            <text:p>735,275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5.756">
            <text:p>335,75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14">
            <text:p>336,140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596">
            <text:p>336,59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2.814">
            <text:p>312,814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014">
            <text:p>313,014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242">
            <text:p>313,242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2.921">
            <text:p>352,921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4.406">
            <text:p>354,40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61.288">
            <text:p>361,288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4.455">
            <text:p>414,455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5.016">
            <text:p>415,016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0.307">
            <text:p>480,307000000</text:p>
          </table:table-cell>
          <table:table-cell table:number-columns-repeated="6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1.036">
            <text:p>481,03600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067">
            <text:p>0,000236067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629">
            <text:p>0,000236629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95601">
            <text:p>0,000001956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7708">
            <text:p>0,0227708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8065">
            <text:p>0,0228065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49648">
            <text:p>0,449648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50177">
            <text:p>0,450177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55">
            <text:p>8,54550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772">
            <text:p>8,54772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59">
            <text:p>37,555900000</text:p>
          </table:table-cell>
          <table:table-cell table:number-columns-repeated="6"/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9">
            <text:p>37,559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990251">
            <text:p>0,00990251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63375">
            <text:p>0,00363375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26146">
            <text:p>0,0526146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224312">
            <text:p>0,00224312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84579">
            <text:p>0,00284579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376618">
            <text:p>0,376618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204998">
            <text:p>0,204998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251678">
            <text:p>0,251678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118">
            <text:p>0,118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13011">
            <text:p>0,13011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9.35511">
            <text:p>9,35511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4.71953">
            <text:p>4,71953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2.45205">
            <text:p>2,45205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2.30515">
            <text:p>2,30515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39185">
            <text:p>2,39185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218.866">
            <text:p>218,866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109.682">
            <text:p>109,682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55.2092">
            <text:p>55,2092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42.1241">
            <text:p>42,1241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39.5206">
            <text:p>39,5206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1097.6">
            <text:p>1097,600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550.067">
            <text:p>550,067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275.809">
            <text:p>275,809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96.865">
            <text:p>196,865000000</text:p>
          </table:table-cell>
          <table:table-cell table:number-columns-repeated="6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89.86">
            <text:p>189,860000000</text:p>
          </table:table-cell>
          <table:table-cell table:number-columns-repeated="6"/>
        </table:table-row>
        <table:table-row table:style-name="ro1" table:number-rows-repeated="653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60:Sheet1.D18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scientific-number number:decimal-places="5" number:min-integer-digits="1" number:min-exponent-digits="3"/>
    </number:number-style>
    <number:number-style style:name="N107">
      <number:scientific-number number:decimal-places="7" number:min-integer-digits="1" number:min-exponent-digits="3"/>
    </number:number-style>
    <number:number-style style:name="N108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.04.2011</text:date>, <text:time>13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09T12:26:19</meta:creation-date>
    <dc:date>2011-04-10T13:26:32</dc:date>
    <meta:editing-duration>PT24H54M33S</meta:editing-duration>
    <meta:editing-cycles>6</meta:editing-cycles>
    <meta:generator>OpenOffice.org/3.1$Linux OpenOffice.org_project/310m19$Build-9420</meta:generator>
    <meta:document-statistic meta:table-count="3" meta:cell-count="8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8.538cm" svg:height="14.035cm" chart:class="chart:scatter" chart:style-name="ch1">
        <chart:title svg:x="5.247cm" svg:y="0.281cm" chart:style-name="ch2">
          <text:p>Závislost času výpočtu na počtu vláken</text:p>
        </chart:title>
        <chart:subtitle svg:x="8.078cm" svg:y="1.064cm" chart:style-name="ch3">
          <text:p>Počet dat 2²⁶</text:p>
        </chart:subtitle>
        <chart:legend chart:legend-position="end" svg:x="15.587cm" svg:y="6.36cm" chart:style-name="ch4"/>
        <chart:plot-area chart:style-name="ch5" table:cell-range-address="Sheet1.I29:Sheet1.I35 Sheet1.G11:Sheet1.G16 Sheet1.G9:Sheet1.G9 Sheet1.I11:Sheet1.I16 Sheet1.G19:Sheet1.G19 Sheet1.I21:Sheet1.I26 Sheet1.G28:Sheet1.G28" chart:data-source-has-labels="both" svg:x="0.37cm" svg:y="1.795cm" svg:width="14.848cm" svg:height="11.68cm">
          <chart:axis chart:dimension="x" chart:name="primary-x" chart:style-name="ch6">
            <chart:categories table:cell-range-address="Sheet1.I29:Sheet1.I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11:Sheet1.I16" chart:label-cell-address="Sheet1.G9:Sheet1.G9" chart:class="chart:scatter">
            <chart:domain table:cell-range-address="Sheet1.G11:Sheet1.G16"/>
            <chart:data-point chart:repeated="6"/>
          </chart:series>
          <chart:series chart:style-name="ch10" chart:values-cell-range-address="Sheet1.I21:Sheet1.I26" chart:label-cell-address="Sheet1.G19:Sheet1.G19" chart:class="chart:scatter">
            <chart:domain table:cell-range-address="Sheet1.G21:Sheet1.G26"/>
            <chart:data-point chart:repeated="6"/>
          </chart:series>
          <chart:series chart:style-name="ch11" chart:values-cell-range-address="Sheet1.I30:Sheet1.I35" chart:label-cell-address="Sheet1.G28:Sheet1.G28" chart:class="chart:scatter">
            <chart:domain table:cell-range-address="Sheet1.G30:Sheet1.G35"/>
            <chart:data-point chart:repeated="6"/>
          </chart:series>
          <chart:wall chart:style-name="ch12"/>
          <chart:floor chart:style-name="ch13"/>
        </chart:plot-area>
        <draw:frame draw:style-name="gr1" draw:text-style-name="P1" svg:width="18.54cm" svg:height="14.037cm" svg:x="-0.001cm" svg:y="-0.001cm">
          <draw:image xlink:href="Pictures/200004930000486C000036D5BDA2DA6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G9:Sheet1.G9">Bitonic 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19:Sheet1.G19">E-O Merge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28:Sheet1.G28">Shearsort</text:p>
              </table:table-cell>
            </table:table-row>
          </table:table-header-rows>
          <table:table-rows>
            <table:table-row>
              <table:table-cell office:value-type="string">
                <text:p text:id="Sheet1.I29:Sheet1.I29">Čas</text:p>
              </table:table-cell>
              <table:table-cell office:value-type="float" office:value="1">
                <text:p text:id="Sheet1.G11:Sheet1.G16">1</text:p>
              </table:table-cell>
              <table:table-cell office:value-type="float" office:value="969.52">
                <text:p text:id="Sheet1.I11:Sheet1.I16">969.52</text:p>
              </table:table-cell>
              <table:table-cell office:value-type="float" office:value="1">
                <text:p text:id="Sheet1.G21:Sheet1.G26">1</text:p>
              </table:table-cell>
              <table:table-cell office:value-type="float" office:value="709.92">
                <text:p text:id="Sheet1.I21:Sheet1.I26">709.92</text:p>
              </table:table-cell>
              <table:table-cell office:value-type="float" office:value="1">
                <text:p text:id="Sheet1.G30:Sheet1.G35">1</text:p>
              </table:table-cell>
              <table:table-cell office:value-type="float" office:value="37.559">
                <text:p text:id="Sheet1.I30:Sheet1.I35">37.559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4.4326">
                <text:p>24.4326</text:p>
              </table:table-cell>
              <table:table-cell office:value-type="float" office:value="2">
                <text:p>2</text:p>
              </table:table-cell>
              <table:table-cell office:value-type="float" office:value="335.756">
                <text:p>335.756</text:p>
              </table:table-cell>
              <table:table-cell office:value-type="float" office:value="2">
                <text:p>2</text:p>
              </table:table-cell>
              <table:table-cell office:value-type="float" office:value="1097.6">
                <text:p>1097.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6.3837">
                <text:p>16.3837</text:p>
              </table:table-cell>
              <table:table-cell office:value-type="float" office:value="4">
                <text:p>4</text:p>
              </table:table-cell>
              <table:table-cell office:value-type="float" office:value="312.814">
                <text:p>312.814</text:p>
              </table:table-cell>
              <table:table-cell office:value-type="float" office:value="4">
                <text:p>4</text:p>
              </table:table-cell>
              <table:table-cell office:value-type="float" office:value="550.067">
                <text:p>550.06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3.3854">
                <text:p>13.3854</text:p>
              </table:table-cell>
              <table:table-cell office:value-type="float" office:value="8">
                <text:p>8</text:p>
              </table:table-cell>
              <table:table-cell office:value-type="float" office:value="352.921">
                <text:p>352.921</text:p>
              </table:table-cell>
              <table:table-cell office:value-type="float" office:value="8">
                <text:p>8</text:p>
              </table:table-cell>
              <table:table-cell office:value-type="float" office:value="275.809">
                <text:p>275.80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3.2389">
                <text:p>13.2389</text:p>
              </table:table-cell>
              <table:table-cell office:value-type="float" office:value="16">
                <text:p>16</text:p>
              </table:table-cell>
              <table:table-cell office:value-type="float" office:value="414.455">
                <text:p>414.455</text:p>
              </table:table-cell>
              <table:table-cell office:value-type="float" office:value="16">
                <text:p>16</text:p>
              </table:table-cell>
              <table:table-cell office:value-type="float" office:value="196.865">
                <text:p>196.86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15.8456">
                <text:p>15.8456</text:p>
              </table:table-cell>
              <table:table-cell office:value-type="float" office:value="32">
                <text:p>32</text:p>
              </table:table-cell>
              <table:table-cell office:value-type="float" office:value="480.307">
                <text:p>480.307</text:p>
              </table:table-cell>
              <table:table-cell office:value-type="float" office:value="32">
                <text:p>32</text:p>
              </table:table-cell>
              <table:table-cell office:value-type="float" office:value="189.86">
                <text:p>189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038cm" svg:height="18.473cm" chart:class="chart:scatter" chart:style-name="ch1">
        <chart:title svg:x="5.894cm" svg:y="0.37cm" chart:style-name="ch2">
          <text:p>Závislost zrychlení na počtu vláken</text:p>
        </chart:title>
        <chart:legend chart:legend-position="end" svg:x="16.077cm" svg:y="8.579cm" chart:style-name="ch3"/>
        <chart:plot-area chart:style-name="ch4" table:cell-range-address="Sheet1.G11:Sheet1.H16 Sheet1.G9:Sheet1.G9 Sheet1.G19:Sheet1.G19 Sheet1.H21:Sheet1.H26 Sheet1.G28:Sheet1.G28 Sheet1.H30:Sheet1.H35" chart:data-source-has-labels="both" svg:x="0.378cm" svg:y="1.209cm" svg:width="15.169cm" svg:height="16.521cm">
          <chart:axis chart:dimension="x" chart:name="primary-x" chart:style-name="ch5">
            <chart:categories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11:Sheet1.H16" chart:label-cell-address="Sheet1.G9:Sheet1.G9" chart:class="chart:scatter">
            <chart:domain table:cell-range-address="Sheet1.G11:Sheet1.G16"/>
            <chart:data-point chart:repeated="6"/>
          </chart:series>
          <chart:series chart:style-name="ch8" chart:values-cell-range-address="Sheet1.H21:Sheet1.H26" chart:label-cell-address="Sheet1.G19:Sheet1.G19" chart:class="chart:scatter">
            <chart:domain table:cell-range-address="Sheet1.G21:Sheet1.G26"/>
            <chart:data-point chart:repeated="6"/>
          </chart:series>
          <chart:series chart:style-name="ch9" chart:values-cell-range-address="Sheet1.H30:Sheet1.H35" chart:label-cell-address="Sheet1.G28:Sheet1.G28" chart:class="chart:scatter">
            <chart:domain table:cell-range-address="Sheet1.G30:Sheet1.G35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G9:Sheet1.G9">Bitonic 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19:Sheet1.G19">E-O Mergesort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28:Sheet1.G28">Shearsor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 text:id="Sheet1.G11:Sheet1.G16">1</text:p>
              </table:table-cell>
              <table:table-cell office:value-type="float" office:value="1">
                <text:p text:id="Sheet1.H11:Sheet1.H16">1</text:p>
              </table:table-cell>
              <table:table-cell office:value-type="float" office:value="1">
                <text:p text:id="Sheet1.G21:Sheet1.G26">1</text:p>
              </table:table-cell>
              <table:table-cell office:value-type="float" office:value="1">
                <text:p text:id="Sheet1.H21:Sheet1.H26">1</text:p>
              </table:table-cell>
              <table:table-cell office:value-type="float" office:value="1">
                <text:p text:id="Sheet1.G30:Sheet1.G35">1</text:p>
              </table:table-cell>
              <table:table-cell office:value-type="float" office:value="1">
                <text:p text:id="Sheet1.H30:Sheet1.H35">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9.681409264671">
                <text:p>39.681409264671</text:p>
              </table:table-cell>
              <table:table-cell office:value-type="float" office:value="2">
                <text:p>2</text:p>
              </table:table-cell>
              <table:table-cell office:value-type="float" office:value="2.11439259462229">
                <text:p>2.11439259462229</text:p>
              </table:table-cell>
              <table:table-cell office:value-type="float" office:value="2">
                <text:p>2</text:p>
              </table:table-cell>
              <table:table-cell office:value-type="float" office:value="0.0342192055393586">
                <text:p>0.034219205539358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59.1758882303753">
                <text:p>59.1758882303753</text:p>
              </table:table-cell>
              <table:table-cell office:value-type="float" office:value="4">
                <text:p>4</text:p>
              </table:table-cell>
              <table:table-cell office:value-type="float" office:value="2.26946364293158">
                <text:p>2.26946364293158</text:p>
              </table:table-cell>
              <table:table-cell office:value-type="float" office:value="4">
                <text:p>4</text:p>
              </table:table-cell>
              <table:table-cell office:value-type="float" office:value="0.0682807730694624">
                <text:p>0.068280773069462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2.4311563345137">
                <text:p>72.4311563345137</text:p>
              </table:table-cell>
              <table:table-cell office:value-type="float" office:value="8">
                <text:p>8</text:p>
              </table:table-cell>
              <table:table-cell office:value-type="float" office:value="2.01155499389382">
                <text:p>2.01155499389382</text:p>
              </table:table-cell>
              <table:table-cell office:value-type="float" office:value="8">
                <text:p>8</text:p>
              </table:table-cell>
              <table:table-cell office:value-type="float" office:value="0.136177572160444">
                <text:p>0.13617757216044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73.2326703880232">
                <text:p>73.2326703880232</text:p>
              </table:table-cell>
              <table:table-cell office:value-type="float" office:value="16">
                <text:p>16</text:p>
              </table:table-cell>
              <table:table-cell office:value-type="float" office:value="1.71290007359062">
                <text:p>1.71290007359062</text:p>
              </table:table-cell>
              <table:table-cell office:value-type="float" office:value="16">
                <text:p>16</text:p>
              </table:table-cell>
              <table:table-cell office:value-type="float" office:value="0.190785563711173">
                <text:p>0.19078556371117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61.185439491089">
                <text:p>61.185439491089</text:p>
              </table:table-cell>
              <table:table-cell office:value-type="float" office:value="32">
                <text:p>32</text:p>
              </table:table-cell>
              <table:table-cell office:value-type="float" office:value="1.47805466087315">
                <text:p>1.47805466087315</text:p>
              </table:table-cell>
              <table:table-cell office:value-type="float" office:value="32">
                <text:p>32</text:p>
              </table:table-cell>
              <table:table-cell office:value-type="float" office:value="0.197824712946382">
                <text:p>0.197824712946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